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004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sult" table:style-name="ta1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 table:style-name="ce1" office:value-type="string">
            <text:p>Distance x</text:p>
            <text:p>[km]</text:p>
          </table:table-cell>
          <table:table-cell table:style-name="ce1" office:value-type="string">
            <text:p>Distance y</text:p>
            <text:p>[km]</text:p>
          </table:table-cell>
          <table:table-cell table:style-name="ce1" office:value-type="string">
            <text:p>Height</text:p>
            <text:p>[cm]</text:p>
          </table:table-cell>
          <table:table-cell office:value-type="string">
            <text:p>Butterfly</text:p>
            <text:p>Typ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371.9">
            <text:p>371.9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371.9">
            <text:p>371.9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371.9">
            <text:p>371.9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372.3">
            <text:p>372.3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372.6">
            <text:p>372.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table:style-name="ce2" office:value-type="float" office:value="372.9">
            <text:p>372.9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6">
            <text:p>0.6</text:p>
          </table:table-cell>
          <table:table-cell office:value-type="float" office:value="372.9">
            <text:p>372.9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7">
            <text:p>0.7</text:p>
          </table:table-cell>
          <table:table-cell office:value-type="float" office:value="372.9">
            <text:p>372.9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float" office:value="0.8">
            <text:p>0.8</text:p>
          </table:table-cell>
          <table:table-cell table:style-name="ce2" office:value-type="float" office:value="372.9">
            <text:p>372.9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373.2">
            <text:p>373.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373.5">
            <text:p>373.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9">
            <text:p>0.9</text:p>
          </table:table-cell>
          <table:table-cell office:value-type="float" office:value="373.8">
            <text:p>373.8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73.8">
            <text:p>373.8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.1">
            <text:p>1.1</text:p>
          </table:table-cell>
          <table:table-cell office:value-type="float" office:value="373.8">
            <text:p>373.8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.2">
            <text:p>1.2</text:p>
          </table:table-cell>
          <table:table-cell office:value-type="float" office:value="373.8">
            <text:p>373.8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.3">
            <text:p>1.3</text:p>
          </table:table-cell>
          <table:table-cell office:value-type="float" office:value="374.1">
            <text:p>374.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.2">
            <text:p>1.2</text:p>
          </table:table-cell>
          <table:table-cell office:value-type="float" office:value="374.4">
            <text:p>374.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.2">
            <text:p>1.2</text:p>
          </table:table-cell>
          <table:table-cell office:value-type="float" office:value="374.7">
            <text:p>374.7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374.7">
            <text:p>374.7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.25">
            <text:p>1.25</text:p>
          </table:table-cell>
          <table:table-cell office:value-type="float" office:value="374.7">
            <text:p>374.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.25">
            <text:p>1.25</text:p>
          </table:table-cell>
          <table:table-cell office:value-type="float" office:value="375.1">
            <text:p>375.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.25">
            <text:p>1.25</text:p>
          </table:table-cell>
          <table:table-cell office:value-type="float" office:value="375.4">
            <text:p>375.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.3">
            <text:p>1.3</text:p>
          </table:table-cell>
          <table:table-cell office:value-type="float" office:value="375.4">
            <text:p>375.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.4">
            <text:p>1.4</text:p>
          </table:table-cell>
          <table:table-cell office:value-type="float" office:value="375.4">
            <text:p>375.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.5">
            <text:p>1.5</text:p>
          </table:table-cell>
          <table:table-cell office:value-type="float" office:value="375.4">
            <text:p>375.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.6">
            <text:p>1.6</text:p>
          </table:table-cell>
          <table:table-cell office:value-type="float" office:value="375.4">
            <text:p>375.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.65">
            <text:p>1.65</text:p>
          </table:table-cell>
          <table:table-cell office:value-type="float" office:value="375.4">
            <text:p>375.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.7">
            <text:p>1.7</text:p>
          </table:table-cell>
          <table:table-cell office:value-type="float" office:value="375.4">
            <text:p>375.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.7">
            <text:p>1.7</text:p>
          </table:table-cell>
          <table:table-cell office:value-type="float" office:value="375.7">
            <text:p>375.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.7">
            <text:p>1.7</text:p>
          </table:table-cell>
          <table:table-cell office:value-type="float" office:value="376">
            <text:p>37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.7">
            <text:p>1.7</text:p>
          </table:table-cell>
          <table:table-cell office:value-type="float" office:value="376.3">
            <text:p>376.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.7">
            <text:p>1.7</text:p>
          </table:table-cell>
          <table:table-cell office:value-type="float" office:value="375.1">
            <text:p>375.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374.4">
            <text:p>374.4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float" office:value="1.7">
            <text:p>1.7</text:p>
          </table:table-cell>
          <table:table-cell table:style-name="ce2" office:value-type="float" office:value="376.6">
            <text:p>376.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375.7">
            <text:p>375.7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5">
            <text:p>0.5</text:p>
          </table:table-cell>
          <table:table-cell office:value-type="float" office:value="375.7">
            <text:p>375.7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75.7">
            <text:p>375.7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.2">
            <text:p>1.2</text:p>
          </table:table-cell>
          <table:table-cell office:value-type="float" office:value="375.7">
            <text:p>375.7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.2">
            <text:p>1.2</text:p>
          </table:table-cell>
          <table:table-cell office:value-type="float" office:value="375.7">
            <text:p>375.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.2">
            <text:p>1.2</text:p>
          </table:table-cell>
          <table:table-cell office:value-type="float" office:value="376">
            <text:p>37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.2">
            <text:p>1.2</text:p>
          </table:table-cell>
          <table:table-cell office:value-type="float" office:value="376.3">
            <text:p>376.3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.3">
            <text:p>1.3</text:p>
          </table:table-cell>
          <table:table-cell office:value-type="float" office:value="376.3">
            <text:p>376.3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.4">
            <text:p>1.4</text:p>
          </table:table-cell>
          <table:table-cell office:value-type="float" office:value="376.3">
            <text:p>376.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.5">
            <text:p>1.5</text:p>
          </table:table-cell>
          <table:table-cell office:value-type="float" office:value="376.3">
            <text:p>376.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.5">
            <text:p>1.5</text:p>
          </table:table-cell>
          <table:table-cell office:value-type="float" office:value="376.3">
            <text:p>376.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.6">
            <text:p>1.6</text:p>
          </table:table-cell>
          <table:table-cell office:value-type="float" office:value="376.3">
            <text:p>376.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.65">
            <text:p>1.65</text:p>
          </table:table-cell>
          <table:table-cell office:value-type="float" office:value="376.3">
            <text:p>376.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.5">
            <text:p>1.5</text:p>
          </table:table-cell>
          <table:table-cell office:value-type="float" office:value="376.6">
            <text:p>376.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.5">
            <text:p>1.5</text:p>
          </table:table-cell>
          <table:table-cell office:value-type="float" office:value="376.9">
            <text:p>376.9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.5">
            <text:p>1.5</text:p>
          </table:table-cell>
          <table:table-cell office:value-type="float" office:value="377.2">
            <text:p>377.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.5">
            <text:p>1.5</text:p>
          </table:table-cell>
          <table:table-cell office:value-type="float" office:value="376">
            <text:p>37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.6">
            <text:p>1.6</text:p>
          </table:table-cell>
          <table:table-cell office:value-type="float" office:value="377.2">
            <text:p>377.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.7">
            <text:p>1.7</text:p>
          </table:table-cell>
          <table:table-cell office:value-type="float" office:value="377.2">
            <text:p>377.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.8">
            <text:p>1.8</text:p>
          </table:table-cell>
          <table:table-cell office:value-type="float" office:value="377.2">
            <text:p>377.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.9">
            <text:p>1.9</text:p>
          </table:table-cell>
          <table:table-cell office:value-type="float" office:value="377.2">
            <text:p>377.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.95">
            <text:p>1.95</text:p>
          </table:table-cell>
          <table:table-cell office:value-type="float" office:value="377.2">
            <text:p>377.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77.2">
            <text:p>377.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.1">
            <text:p>2.1</text:p>
          </table:table-cell>
          <table:table-cell office:value-type="float" office:value="377.2">
            <text:p>377.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.2">
            <text:p>2.2</text:p>
          </table:table-cell>
          <table:table-cell office:value-type="float" office:value="377.2">
            <text:p>377.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.25">
            <text:p>2.25</text:p>
          </table:table-cell>
          <table:table-cell office:value-type="float" office:value="377.2">
            <text:p>377.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.2">
            <text:p>2.2</text:p>
          </table:table-cell>
          <table:table-cell office:value-type="float" office:value="377.5">
            <text:p>377.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.25">
            <text:p>2.25</text:p>
          </table:table-cell>
          <table:table-cell office:value-type="float" office:value="377.5">
            <text:p>377.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.3">
            <text:p>2.3</text:p>
          </table:table-cell>
          <table:table-cell office:value-type="float" office:value="377.5">
            <text:p>377.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.4">
            <text:p>2.4</text:p>
          </table:table-cell>
          <table:table-cell office:value-type="float" office:value="377.5">
            <text:p>377.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.3">
            <text:p>2.3</text:p>
          </table:table-cell>
          <table:table-cell office:value-type="float" office:value="377.2">
            <text:p>377.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.3">
            <text:p>2.3</text:p>
          </table:table-cell>
          <table:table-cell office:value-type="float" office:value="376.9">
            <text:p>376.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.3">
            <text:p>2.3</text:p>
          </table:table-cell>
          <table:table-cell office:value-type="float" office:value="377.8">
            <text:p>377.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.3">
            <text:p>2.3</text:p>
          </table:table-cell>
          <table:table-cell office:value-type="float" office:value="378.1">
            <text:p>378.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.5">
            <text:p>1.5</text:p>
          </table:table-cell>
          <table:table-cell office:value-type="float" office:value="376.9">
            <text:p>376.9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float" office:value="2.35">
            <text:p>2.35</text:p>
          </table:table-cell>
          <table:table-cell table:style-name="ce2" office:value-type="float" office:value="377.2">
            <text:p>377.2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0.01">
            <text:p>0.01</text:p>
          </table:table-cell>
          <table:table-cell table:style-name="ce2" office:value-type="float" office:value="380.5">
            <text:p>380.5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0.01">
            <text:p>0.01</text:p>
          </table:table-cell>
          <table:table-cell table:style-name="ce2" office:value-type="float" office:value="380.5">
            <text:p>380.5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380.5">
            <text:p>380.5</text:p>
          </table:table-cell>
          <table:table-cell table:style-name="ce3" office:value-type="float" office:value="2">
            <text:p>2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0.01">
            <text:p>0.01</text:p>
          </table:table-cell>
          <table:table-cell table:style-name="ce2" office:value-type="float" office:value="380.8">
            <text:p>380.8</text:p>
          </table:table-cell>
          <table:table-cell table:style-name="ce2" office:value-type="float" office:value="1">
            <text:p>1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0.01">
            <text:p>0.01</text:p>
          </table:table-cell>
          <table:table-cell table:style-name="ce2" office:value-type="float" office:value="381.1">
            <text:p>381.1</text:p>
          </table:table-cell>
          <table:table-cell table:style-name="ce2" office:value-type="float" office:value="3">
            <text:p>3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0.01">
            <text:p>0.01</text:p>
          </table:table-cell>
          <table:table-cell table:style-name="ce2" office:value-type="float" office:value="381.1">
            <text:p>381.1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0.01">
            <text:p>0.01</text:p>
          </table:table-cell>
          <table:table-cell table:style-name="ce2" office:value-type="float" office:value="381.4">
            <text:p>381.4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0.01">
            <text:p>0.01</text:p>
          </table:table-cell>
          <table:table-cell table:style-name="ce3" office:value-type="float" office:value="381.7">
            <text:p>381.7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0.01">
            <text:p>0.01</text:p>
          </table:table-cell>
          <table:table-cell table:style-name="ce2" office:value-type="float" office:value="380.3">
            <text:p>380.3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0.01">
            <text:p>0.01</text:p>
          </table:table-cell>
          <table:table-cell table:style-name="ce2" office:value-type="float" office:value="380">
            <text:p>380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0.01">
            <text:p>0.01</text:p>
          </table:table-cell>
          <table:table-cell table:style-name="ce2" office:value-type="float" office:value="380.3">
            <text:p>380.3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380">
            <text:p>380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379">
            <text:p>379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380">
            <text:p>38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380">
            <text:p>380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380.3">
            <text:p>380.3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380.5">
            <text:p>380.5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380.8">
            <text:p>380.8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379.3">
            <text:p>379.3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0.01">
            <text:p>0.01</text:p>
          </table:table-cell>
          <table:table-cell table:style-name="ce2" office:value-type="float" office:value="379.6">
            <text:p>379.6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379.6">
            <text:p>379.6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379.6">
            <text:p>379.6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379.3">
            <text:p>379.3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0.01">
            <text:p>0.01</text:p>
          </table:table-cell>
          <table:table-cell table:style-name="ce3" office:value-type="float" office:value="379.3">
            <text:p>379.3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0.013">
            <text:p>0.013</text:p>
          </table:table-cell>
          <table:table-cell table:style-name="ce3" office:value-type="float" office:value="379.6">
            <text:p>379.6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0.015">
            <text:p>0.015</text:p>
          </table:table-cell>
          <table:table-cell table:style-name="ce3" office:value-type="float" office:value="379.6">
            <text:p>379.6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0.018">
            <text:p>0.018</text:p>
          </table:table-cell>
          <table:table-cell table:style-name="ce3" office:value-type="float" office:value="379.6">
            <text:p>379.6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table:style-name="ce3" office:value-type="float" office:value="1.5">
            <text:p>1.5</text:p>
          </table:table-cell>
          <table:table-cell table:style-name="ce3" office:value-type="float" office:value="0.1">
            <text:p>0.1</text:p>
          </table:table-cell>
          <table:table-cell table:style-name="ce3" office:value-type="float" office:value="379.3">
            <text:p>379.3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3" office:value-type="float" office:value="1.5">
            <text:p>1.5</text:p>
          </table:table-cell>
          <table:table-cell table:style-name="ce3" office:value-type="float" office:value="0.1">
            <text:p>0.1</text:p>
          </table:table-cell>
          <table:table-cell table:style-name="ce3" office:value-type="float" office:value="379">
            <text:p>379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3" office:value-type="float" office:value="1.5">
            <text:p>1.5</text:p>
          </table:table-cell>
          <table:table-cell table:style-name="ce3" office:value-type="float" office:value="0.1">
            <text:p>0.1</text:p>
          </table:table-cell>
          <table:table-cell table:style-name="ce3" office:value-type="float" office:value="378.7">
            <text:p>378.7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3" office:value-type="float" office:value="1.5">
            <text:p>1.5</text:p>
          </table:table-cell>
          <table:table-cell table:style-name="ce3" office:value-type="float" office:value="0.1">
            <text:p>0.1</text:p>
          </table:table-cell>
          <table:table-cell table:style-name="ce3" office:value-type="float" office:value="378.4">
            <text:p>378.4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3" office:value-type="float" office:value="1.5">
            <text:p>1.5</text:p>
          </table:table-cell>
          <table:table-cell table:style-name="ce3" office:value-type="float" office:value="0.1">
            <text:p>0.1</text:p>
          </table:table-cell>
          <table:table-cell table:style-name="ce3" office:value-type="float" office:value="378.1">
            <text:p>378.1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ce3" office:value-type="float" office:value="1.5">
            <text:p>1.5</text:p>
          </table:table-cell>
          <table:table-cell table:style-name="ce3" office:value-type="float" office:value="0.2">
            <text:p>0.2</text:p>
          </table:table-cell>
          <table:table-cell table:style-name="ce3" office:value-type="float" office:value="378.4">
            <text:p>378.4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3" office:value-type="float" office:value="1.5">
            <text:p>1.5</text:p>
          </table:table-cell>
          <table:table-cell table:style-name="ce3" office:value-type="float" office:value="0.25">
            <text:p>0.25</text:p>
          </table:table-cell>
          <table:table-cell table:style-name="ce3" office:value-type="float" office:value="378.4">
            <text:p>378.4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3" office:value-type="float" office:value="1.5">
            <text:p>1.5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378.4">
            <text:p>378.4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3" office:value-type="float" office:value="1.5">
            <text:p>1.5</text:p>
          </table:table-cell>
          <table:table-cell table:style-name="ce3" office:value-type="float" office:value="0.31">
            <text:p>0.31</text:p>
          </table:table-cell>
          <table:table-cell table:style-name="ce3" office:value-type="float" office:value="378.4">
            <text:p>378.4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table:style-name="ce3" office:value-type="float" office:value="1.5">
            <text:p>1.5</text:p>
          </table:table-cell>
          <table:table-cell table:style-name="ce3" office:value-type="float" office:value="0.32">
            <text:p>0.32</text:p>
          </table:table-cell>
          <table:table-cell table:style-name="ce3" office:value-type="float" office:value="378.4">
            <text:p>378.4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table:style-name="ce3" office:value-type="float" office:value="1.5">
            <text:p>1.5</text:p>
          </table:table-cell>
          <table:table-cell table:style-name="ce3" office:value-type="float" office:value="0.33">
            <text:p>0.33</text:p>
          </table:table-cell>
          <table:table-cell table:style-name="ce3" office:value-type="float" office:value="378.4">
            <text:p>378.4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table:style-name="ce3" office:value-type="float" office:value="1.5">
            <text:p>1.5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378.1">
            <text:p>378.1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3" office:value-type="float" office:value="1.5">
            <text:p>1.5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377.8">
            <text:p>377.8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ce3" office:value-type="float" office:value="1.5">
            <text:p>1.5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377.5">
            <text:p>377.5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ce3" office:value-type="float" office:value="1.5">
            <text:p>1.5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377.8">
            <text:p>377.8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ce3" office:value-type="float" office:value="1.5">
            <text:p>1.5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377.8">
            <text:p>377.8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ce3" office:value-type="float" office:value="1.5">
            <text:p>1.5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377.8">
            <text:p>377.8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ce3" office:value-type="float" office:value="1.5">
            <text:p>1.5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377.5">
            <text:p>377.5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3" office:value-type="float" office:value="1.5">
            <text:p>1.5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377.2">
            <text:p>377.2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3" office:value-type="float" office:value="1.5">
            <text:p>1.5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376.9">
            <text:p>376.9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3" office:value-type="float" office:value="1.5">
            <text:p>1.5</text:p>
          </table:table-cell>
          <table:table-cell table:style-name="ce3" office:value-type="float" office:value="0.35">
            <text:p>0.35</text:p>
          </table:table-cell>
          <table:table-cell table:style-name="ce3" office:value-type="float" office:value="377.8">
            <text:p>377.8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3" office:value-type="float" office:value="1.5">
            <text:p>1.5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376.6">
            <text:p>376.6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3" office:value-type="float" office:value="1.5">
            <text:p>1.5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376.3">
            <text:p>376.3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3" office:value-type="float" office:value="1.5">
            <text:p>1.5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375.9">
            <text:p>375.9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3" office:value-type="float" office:value="1.5">
            <text:p>1.5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378.1">
            <text:p>378.1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ce3" office:value-type="float" office:value="1.5">
            <text:p>1.5</text:p>
          </table:table-cell>
          <table:table-cell table:style-name="ce2" office:value-type="float" office:value="0.3">
            <text:p>0.3</text:p>
          </table:table-cell>
          <table:table-cell table:style-name="ce2" office:value-type="float" office:value="378.1">
            <text:p>378.1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3" office:value-type="float" office:value="1.5">
            <text:p>1.5</text:p>
          </table:table-cell>
          <table:table-cell table:style-name="ce3" office:value-type="float" office:value="0.31">
            <text:p>0.31</text:p>
          </table:table-cell>
          <table:table-cell table:style-name="ce3" office:value-type="float" office:value="378.1">
            <text:p>378.1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3" office:value-type="float" office:value="1.5">
            <text:p>1.5</text:p>
          </table:table-cell>
          <table:table-cell table:style-name="ce3" office:value-type="float" office:value="0.33">
            <text:p>0.33</text:p>
          </table:table-cell>
          <table:table-cell table:style-name="ce3" office:value-type="float" office:value="378.1">
            <text:p>378.1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3" office:value-type="float" office:value="1.5">
            <text:p>1.5</text:p>
          </table:table-cell>
          <table:table-cell table:style-name="ce3" office:value-type="float" office:value="0.33">
            <text:p>0.33</text:p>
          </table:table-cell>
          <table:table-cell table:style-name="ce3" office:value-type="float" office:value="377.8">
            <text:p>377.8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ce3" office:value-type="float" office:value="1.5">
            <text:p>1.5</text:p>
          </table:table-cell>
          <table:table-cell table:style-name="ce3" office:value-type="float" office:value="0.33">
            <text:p>0.33</text:p>
          </table:table-cell>
          <table:table-cell table:style-name="ce3" office:value-type="float" office:value="377.5">
            <text:p>377.5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377.8">
            <text:p>377.8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377.5">
            <text:p>377.5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float" office:value="0.4">
            <text:p>0.4</text:p>
          </table:table-cell>
          <table:table-cell table:style-name="ce3" office:value-type="float" office:value="377.2">
            <text:p>377.2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float" office:value="0.45">
            <text:p>0.45</text:p>
          </table:table-cell>
          <table:table-cell table:style-name="ce3" office:value-type="float" office:value="377.5">
            <text:p>377.5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377.5">
            <text:p>377.5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float" office:value="0.55">
            <text:p>0.55</text:p>
          </table:table-cell>
          <table:table-cell table:style-name="ce3" office:value-type="float" office:value="377.5">
            <text:p>377.5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377.5">
            <text:p>377.5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float" office:value="0.7">
            <text:p>0.7</text:p>
          </table:table-cell>
          <table:table-cell table:style-name="ce3" office:value-type="float" office:value="377.5">
            <text:p>377.5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float" office:value="0.7">
            <text:p>0.7</text:p>
          </table:table-cell>
          <table:table-cell table:style-name="ce3" office:value-type="float" office:value="376.9">
            <text:p>376.9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float" office:value="0.7">
            <text:p>0.7</text:p>
          </table:table-cell>
          <table:table-cell table:style-name="ce3" office:value-type="float" office:value="376.6">
            <text:p>376.6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float" office:value="0.7">
            <text:p>0.7</text:p>
          </table:table-cell>
          <table:table-cell table:style-name="ce3" office:value-type="float" office:value="376.6">
            <text:p>376.6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float" office:value="0.7">
            <text:p>0.7</text:p>
          </table:table-cell>
          <table:table-cell table:style-name="ce3" office:value-type="float" office:value="377.2">
            <text:p>377.2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float" office:value="0.7">
            <text:p>0.7</text:p>
          </table:table-cell>
          <table:table-cell table:style-name="ce3" office:value-type="float" office:value="377.2">
            <text:p>377.2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float" office:value="0.75">
            <text:p>0.75</text:p>
          </table:table-cell>
          <table:table-cell table:style-name="ce3" office:value-type="float" office:value="376.6">
            <text:p>376.6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float" office:value="0.8">
            <text:p>0.8</text:p>
          </table:table-cell>
          <table:table-cell table:style-name="ce3" office:value-type="float" office:value="376.6">
            <text:p>376.6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float" office:value="0.85">
            <text:p>0.85</text:p>
          </table:table-cell>
          <table:table-cell table:style-name="ce3" office:value-type="float" office:value="376.6">
            <text:p>376.6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float" office:value="0.9">
            <text:p>0.9</text:p>
          </table:table-cell>
          <table:table-cell table:style-name="ce3" office:value-type="float" office:value="376.6">
            <text:p>376.6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float" office:value="0.95">
            <text:p>0.95</text:p>
          </table:table-cell>
          <table:table-cell table:style-name="ce3" office:value-type="float" office:value="376.6">
            <text:p>376.6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float" office:value="0.95">
            <text:p>0.95</text:p>
          </table:table-cell>
          <table:table-cell table:style-name="ce3" office:value-type="float" office:value="376.2">
            <text:p>376.2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float" office:value="0.95">
            <text:p>0.95</text:p>
          </table:table-cell>
          <table:table-cell table:style-name="ce3" office:value-type="float" office:value="375.9">
            <text:p>375.9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float" office:value="0.95">
            <text:p>0.95</text:p>
          </table:table-cell>
          <table:table-cell table:style-name="ce3" office:value-type="float" office:value="375.6">
            <text:p>375.6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float" office:value="0.95">
            <text:p>0.95</text:p>
          </table:table-cell>
          <table:table-cell table:style-name="ce3" office:value-type="float" office:value="376.2">
            <text:p>376.2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float" office:value="0.95">
            <text:p>0.95</text:p>
          </table:table-cell>
          <table:table-cell table:style-name="ce3" office:value-type="float" office:value="375.9">
            <text:p>375.9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float" office:value="0.95">
            <text:p>0.95</text:p>
          </table:table-cell>
          <table:table-cell table:style-name="ce3" office:value-type="float" office:value="375.6">
            <text:p>375.6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75.9">
            <text:p>375.9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float" office:value="1.05">
            <text:p>1.05</text:p>
          </table:table-cell>
          <table:table-cell table:style-name="ce3" office:value-type="float" office:value="375.9">
            <text:p>375.9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float" office:value="1.05">
            <text:p>1.05</text:p>
          </table:table-cell>
          <table:table-cell table:style-name="ce3" office:value-type="float" office:value="375.9">
            <text:p>375.9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float" office:value="1.05">
            <text:p>1.05</text:p>
          </table:table-cell>
          <table:table-cell table:style-name="ce3" office:value-type="float" office:value="375.9">
            <text:p>375.9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2" office:value-type="float" office:value="1.05">
            <text:p>1.05</text:p>
          </table:table-cell>
          <table:table-cell table:style-name="ce2" office:value-type="float" office:value="376.2">
            <text:p>376.2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2" office:value-type="float" office:value="1.05">
            <text:p>1.05</text:p>
          </table:table-cell>
          <table:table-cell table:style-name="ce2" office:value-type="float" office:value="376.5">
            <text:p>376.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75">
            <text:p>37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75">
            <text:p>37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75.6">
            <text:p>375.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76">
            <text:p>37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76.6">
            <text:p>376.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77.2">
            <text:p>377.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77.5">
            <text:p>377.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74.4">
            <text:p>374.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.1">
            <text:p>1.1</text:p>
          </table:table-cell>
          <table:table-cell office:value-type="float" office:value="377.2">
            <text:p>377.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.2">
            <text:p>1.2</text:p>
          </table:table-cell>
          <table:table-cell office:value-type="float" office:value="377.2">
            <text:p>377.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.3">
            <text:p>1.3</text:p>
          </table:table-cell>
          <table:table-cell office:value-type="float" office:value="377.2">
            <text:p>377.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.4">
            <text:p>1.4</text:p>
          </table:table-cell>
          <table:table-cell office:value-type="float" office:value="377.2">
            <text:p>377.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.5">
            <text:p>1.5</text:p>
          </table:table-cell>
          <table:table-cell office:value-type="float" office:value="377.2">
            <text:p>377.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.6">
            <text:p>1.6</text:p>
          </table:table-cell>
          <table:table-cell office:value-type="float" office:value="377.2">
            <text:p>377.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77.2">
            <text:p>377.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.7">
            <text:p>1.7</text:p>
          </table:table-cell>
          <table:table-cell office:value-type="float" office:value="377.2">
            <text:p>377.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377.2">
            <text:p>377.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.85">
            <text:p>1.85</text:p>
          </table:table-cell>
          <table:table-cell office:value-type="float" office:value="377.2">
            <text:p>377.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.9">
            <text:p>1.9</text:p>
          </table:table-cell>
          <table:table-cell office:value-type="float" office:value="377.2">
            <text:p>377.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.95">
            <text:p>1.95</text:p>
          </table:table-cell>
          <table:table-cell office:value-type="float" office:value="377.2">
            <text:p>377.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77.2">
            <text:p>377.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77.2">
            <text:p>377.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77.2">
            <text:p>377.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75">
            <text:p>37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375.9">
            <text:p>375.9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375.6">
            <text:p>375.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375">
            <text:p>37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6">
            <text:p>0.6</text:p>
          </table:table-cell>
          <table:table-cell office:value-type="float" office:value="375.9">
            <text:p>375.9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7">
            <text:p>0.7</text:p>
          </table:table-cell>
          <table:table-cell office:value-type="float" office:value="375.9">
            <text:p>375.9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  <table:table-cell office:value-type="float" office:value="375.9">
            <text:p>375.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75">
            <text:p>0.75</text:p>
          </table:table-cell>
          <table:table-cell office:value-type="float" office:value="375.9">
            <text:p>375.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75">
            <text:p>0.75</text:p>
          </table:table-cell>
          <table:table-cell office:value-type="float" office:value="375.6">
            <text:p>375.6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75">
            <text:p>0.75</text:p>
          </table:table-cell>
          <table:table-cell office:value-type="float" office:value="376.3">
            <text:p>376.3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75">
            <text:p>0.75</text:p>
          </table:table-cell>
          <table:table-cell office:value-type="float" office:value="376.6">
            <text:p>376.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75">
            <text:p>0.75</text:p>
          </table:table-cell>
          <table:table-cell office:value-type="float" office:value="376.9">
            <text:p>376.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7">
            <text:p>0.7</text:p>
          </table:table-cell>
          <table:table-cell office:value-type="float" office:value="376.3">
            <text:p>376.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7">
            <text:p>0.7</text:p>
          </table:table-cell>
          <table:table-cell office:value-type="float" office:value="376.6">
            <text:p>376.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7">
            <text:p>0.7</text:p>
          </table:table-cell>
          <table:table-cell office:value-type="float" office:value="376.9">
            <text:p>376.9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7">
            <text:p>0.7</text:p>
          </table:table-cell>
          <table:table-cell office:value-type="float" office:value="375">
            <text:p>37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  <table:table-cell office:value-type="float" office:value="376.9">
            <text:p>376.9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77.5">
            <text:p>377.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4" office:value-type="float" office:value="0.7">
            <text:p>0.7</text:p>
          </table:table-cell>
          <table:table-cell office:value-type="float" office:value="376.3">
            <text:p>376.3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4" office:value-type="float" office:value="0.7">
            <text:p>0.7</text:p>
          </table:table-cell>
          <table:table-cell office:value-type="float" office:value="376.6">
            <text:p>376.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4" office:value-type="float" office:value="0.7">
            <text:p>0.7</text:p>
          </table:table-cell>
          <table:table-cell office:value-type="float" office:value="376.9">
            <text:p>376.9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4" office:value-type="float" office:value="0.7">
            <text:p>0.7</text:p>
          </table:table-cell>
          <table:table-cell office:value-type="float" office:value="375.6">
            <text:p>375.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4" office:value-type="float" office:value="0.7">
            <text:p>0.7</text:p>
          </table:table-cell>
          <table:table-cell office:value-type="float" office:value="375.3">
            <text:p>375.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4" office:value-type="float" office:value="0.7">
            <text:p>0.7</text:p>
          </table:table-cell>
          <table:table-cell office:value-type="float" office:value="375">
            <text:p>37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7">
            <text:p>0.7</text:p>
          </table:table-cell>
          <table:table-cell office:value-type="float" office:value="377.2">
            <text:p>377.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7">
            <text:p>0.7</text:p>
          </table:table-cell>
          <table:table-cell office:value-type="float" office:value="377.5">
            <text:p>377.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7">
            <text:p>0.7</text:p>
          </table:table-cell>
          <table:table-cell office:value-type="float" office:value="377.8">
            <text:p>377.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7">
            <text:p>0.7</text:p>
          </table:table-cell>
          <table:table-cell office:value-type="float" office:value="374.7">
            <text:p>374.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7">
            <text:p>0.7</text:p>
          </table:table-cell>
          <table:table-cell office:value-type="float" office:value="374.4">
            <text:p>374.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75">
            <text:p>0.75</text:p>
          </table:table-cell>
          <table:table-cell office:value-type="float" office:value="377.5">
            <text:p>377.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  <table:table-cell office:value-type="float" office:value="377.5">
            <text:p>377.5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85">
            <text:p>0.85</text:p>
          </table:table-cell>
          <table:table-cell office:value-type="float" office:value="377.5">
            <text:p>377.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377.5">
            <text:p>377.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95">
            <text:p>0.95</text:p>
          </table:table-cell>
          <table:table-cell office:value-type="float" office:value="377.5">
            <text:p>377.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77.5">
            <text:p>377.5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377.5">
            <text:p>377.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377.5">
            <text:p>377.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377.8">
            <text:p>377.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378.1">
            <text:p>378.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378.4">
            <text:p>378.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377.2">
            <text:p>377.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376.9">
            <text:p>376.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376.6">
            <text:p>376.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378.7">
            <text:p>378.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379">
            <text:p>379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379.3">
            <text:p>379.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379.3">
            <text:p>379.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9">
            <text:p>0.9</text:p>
          </table:table-cell>
          <table:table-cell office:value-type="float" office:value="379.3">
            <text:p>379.3</text:p>
          </table:table-cell>
          <table:table-cell office:value-type="float" office:value="2">
            <text:p>2</text:p>
          </table:table-cell>
        </table:table-row>
        <table:table-row table:style-name="ro2" table:number-rows-repeated="1048346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>
        <table:named-expression table:name="__shared_1_0_0" table:base-cell-address="$result.$A$1" table:expression="IF(#REF!=&quot;&quot;;&quot;&quot;;#REF!*73.5/50000)"/>
        <table:named-expression table:name="__shared_1_0_1" table:base-cell-address="$result.$A$1" table:expression="IF(#REF!=&quot;&quot;;&quot;&quot;;#REF!*50000/73.5)"/>
        <table:named-expression table:name="__shared_1_0_2" table:base-cell-address="$result.$A$1" table:expression="IF(#REF!=&quot;&quot;;&quot;&quot;;#REF!*50000/73.5)"/>
        <table:named-expression table:name="__shared_1_0_3" table:base-cell-address="$result.$A$1" table:expression="IF(#REF!=&quot;&quot;;&quot;&quot;;#REF!*73.5/50000)"/>
        <table:named-expression table:name="__shared_2_0_0" table:base-cell-address="$result.$A$1" table:expression="IF(#REF!=&quot;&quot;;&quot;&quot;;#REF!*50000/73.5)"/>
        <table:named-expression table:name="__shared_2_0_1" table:base-cell-address="$result.$A$1" table:expression="IF(#REF!=&quot;&quot;;&quot;&quot;;#REF!*73.5/50000)"/>
        <table:named-expression table:name="__shared_2_0_2" table:base-cell-address="$result.$A$1" table:expression="IF(#REF!=&quot;&quot;;&quot;&quot;;#REF!*50000/73.5)"/>
        <table:named-expression table:name="__shared_3_0_0" table:base-cell-address="$result.$A$1" table:expression="IF(#REF!=&quot;&quot;;&quot;&quot;;#REF!*50000/73.5)"/>
        <table:named-expression table:name="__shared_3_0_1" table:base-cell-address="$result.$A$1" table:expression="IF(#REF!=&quot;&quot;;&quot;&quot;;#REF!*73.5/50000)"/>
        <table:named-expression table:name="__shared_4_0_0" table:base-cell-address="$result.$A$1" table:expression="IF(#REF!=&quot;&quot;;&quot;&quot;;#REF!*50000/73.5)"/>
        <table:named-expression table:name="__shared_4_0_1" table:base-cell-address="$result.$A$1" table:expression="IF(#REF!=&quot;&quot;;&quot;&quot;;#REF!*73.5/50000)"/>
        <table:named-expression table:name="__shared_4_0_2" table:base-cell-address="$result.$A$1" table:expression="IF(#REF!=&quot;&quot;;&quot;&quot;;#REF!*50000/73.5)"/>
        <table:named-expression table:name="__shared_4_0_3" table:base-cell-address="$result.$A$1" table:expression="IF(#REF!=&quot;&quot;;&quot;&quot;;#REF!*50000/73.5)"/>
        <table:named-expression table:name="__shared_4_0_4" table:base-cell-address="$result.$A$1" table:expression="IF(#REF!=&quot;&quot;;&quot;&quot;;#REF!*50000/73.5)"/>
        <table:named-expression table:name="__shared_4_0_5" table:base-cell-address="$result.$A$1" table:expression="IF(#REF!=&quot;&quot;;&quot;&quot;;#REF!*50000/73.5)"/>
        <table:named-expression table:name="__shared_4_0_6" table:base-cell-address="$result.$A$1" table:expression="IF(#REF!=&quot;&quot;;&quot;&quot;;#REF!*50000/73.5)"/>
        <table:named-expression table:name="__shared_4_0_7" table:base-cell-address="$result.$A$1" table:expression="IF(#REF!=&quot;&quot;;&quot;&quot;;#REF!*50000/73.5)"/>
        <table:named-expression table:name="__shared_5_0_0" table:base-cell-address="$result.$A$1" table:expression="IF(#REF!=&quot;&quot;;&quot;&quot;;#REF!*50000/73.5)"/>
        <table:named-expression table:name="__shared_5_0_1" table:base-cell-address="$result.$A$1" table:expression="IF(#REF!=&quot;&quot;;&quot;&quot;;#REF!*73.5/50000)"/>
        <table:named-expression table:name="__shared_5_0_2" table:base-cell-address="$result.$A$1" table:expression="IF(#REF!=&quot;&quot;;&quot;&quot;;#REF!*50000/73.5)"/>
        <table:named-expression table:name="__shared_5_0_3" table:base-cell-address="$result.$A$1" table:expression="IF(#REF!=&quot;&quot;;&quot;&quot;;#REF!*73.5/50000)"/>
        <table:named-expression table:name="__shared_5_0_4" table:base-cell-address="$result.$A$1" table:expression="IF(#REF!=&quot;&quot;;&quot;&quot;;#REF!*50000/73.5)"/>
        <table:named-expression table:name="__shared_5_0_5" table:base-cell-address="$result.$A$1" table:expression="IF(#REF!=&quot;&quot;;&quot;&quot;;#REF!*73.5/50000)"/>
        <table:named-expression table:name="__shared_5_0_6" table:base-cell-address="$result.$A$1" table:expression="IF(#REF!=&quot;&quot;;&quot;&quot;;#REF!*50000/73.5)"/>
        <table:named-expression table:name="__shared_5_0_7" table:base-cell-address="$result.$A$1" table:expression="IF(#REF!=&quot;&quot;;&quot;&quot;;#REF!*73.5/50000)"/>
        <table:named-expression table:name="__shared_6_0_0" table:base-cell-address="$result.$A$1" table:expression="IF(#REF!=&quot;&quot;;&quot;&quot;;#REF!*50000/73.5)"/>
        <table:named-expression table:name="__shared_6_0_1" table:base-cell-address="$result.$A$1" table:expression="IF(#REF!=&quot;&quot;;&quot;&quot;;#REF!*50000/73.5)"/>
        <table:named-expression table:name="__shared_6_0_2" table:base-cell-address="$result.$A$1" table:expression="IF(#REF!=&quot;&quot;;&quot;&quot;;#REF!*50000/73.5)"/>
        <table:named-expression table:name="__shared_6_0_3" table:base-cell-address="$result.$A$1" table:expression="IF(#REF!=&quot;&quot;;&quot;&quot;;#REF!*50000/73.5)"/>
        <table:named-expression table:name="__shared_6_0_4" table:base-cell-address="$result.$A$1" table:expression="IF(#REF!=&quot;&quot;;&quot;&quot;;#REF!*50000/73.5)"/>
        <table:named-expression table:name="__shared_6_0_5" table:base-cell-address="$result.$A$1" table:expression="IF(#REF!=&quot;&quot;;&quot;&quot;;#REF!*50000/73.5)"/>
        <table:named-expression table:name="__shared_6_0_6" table:base-cell-address="$result.$A$1" table:expression="IF(#REF!=&quot;&quot;;&quot;&quot;;#REF!*50000/73.5)"/>
        <table:named-expression table:name="__shared_6_0_7" table:base-cell-address="$result.$A$1" table:expression="IF(#REF!=&quot;&quot;;&quot;&quot;;#REF!*50000/73.5)"/>
        <table:named-expression table:name="__shared_6_0_8" table:base-cell-address="$result.$A$1" table:expression="IF(#REF!=&quot;&quot;;&quot;&quot;;#REF!*50000/73.5)"/>
        <table:named-expression table:name="__shared_7_0_0" table:base-cell-address="$result.$A$1" table:expression="IF(#REF!=&quot;&quot;;&quot;&quot;;#REF!*50000/73.5)"/>
        <table:named-expression table:name="__shared_7_0_1" table:base-cell-address="$result.$A$1" table:expression="IF(#REF!=&quot;&quot;;&quot;&quot;;#REF!*50000/73.5)"/>
        <table:named-expression table:name="__shared_7_0_2" table:base-cell-address="$result.$A$1" table:expression="IF(#REF!=&quot;&quot;;&quot;&quot;;#REF!*50000/73.5)"/>
        <table:named-expression table:name="__shared_7_0_3" table:base-cell-address="$result.$A$1" table:expression="IF(#REF!=&quot;&quot;;&quot;&quot;;#REF!*50000/73.5)"/>
        <table:named-expression table:name="__shared_7_0_4" table:base-cell-address="$result.$A$1" table:expression="IF(#REF!=&quot;&quot;;&quot;&quot;;#REF!*50000/73.5)"/>
        <table:named-expression table:name="__shared_8_0_0" table:base-cell-address="$result.$A$1" table:expression="IF(#REF!=&quot;&quot;;&quot;&quot;;#REF!*50000/73.5)"/>
        <table:named-expression table:name="__shared_8_0_1" table:base-cell-address="$result.$A$1" table:expression="IF(#REF!=&quot;&quot;;&quot;&quot;;#REF!*50000/73.5)"/>
        <table:named-expression table:name="__shared_8_0_2" table:base-cell-address="$result.$A$1" table:expression="IF(#REF!=&quot;&quot;;&quot;&quot;;#REF!*50000/73.5)"/>
        <table:named-expression table:name="__shared_8_0_3" table:base-cell-address="$result.$A$1" table:expression="IF(#REF!=&quot;&quot;;&quot;&quot;;#REF!*50000/73.5)"/>
        <table:named-expression table:name="__shared_8_0_4" table:base-cell-address="$result.$A$1" table:expression="IF(#REF!=&quot;&quot;;&quot;&quot;;#REF!*50000/73.5)"/>
        <table:named-expression table:name="__shared_8_0_5" table:base-cell-address="$result.$A$1" table:expression="IF(#REF!=&quot;&quot;;&quot;&quot;;#REF!*50000/73.5)"/>
        <table:named-expression table:name="__shared_8_0_6" table:base-cell-address="$result.$A$1" table:expression="IF(#REF!=&quot;&quot;;&quot;&quot;;#REF!*50000/73.5)"/>
        <table:named-expression table:name="__shared_8_0_7" table:base-cell-address="$result.$A$1" table:expression="IF(#REF!=&quot;&quot;;&quot;&quot;;#REF!*50000/73.5)"/>
        <table:named-expression table:name="__shared_9_0_0" table:base-cell-address="$result.$A$1" table:expression="IF(#REF!=&quot;&quot;;&quot;&quot;;#REF!*50000/73.5)"/>
        <table:named-expression table:name="__shared_9_0_1" table:base-cell-address="$result.$A$1" table:expression="IF(#REF!=&quot;&quot;;&quot;&quot;;#REF!*50000/73.5)"/>
        <table:named-expression table:name="__shared_9_0_10" table:base-cell-address="$result.$A$1" table:expression="IF(#REF!=&quot;&quot;;&quot;&quot;;#REF!*50000/73.5)"/>
        <table:named-expression table:name="__shared_9_0_11" table:base-cell-address="$result.$A$1" table:expression="IF(#REF!=&quot;&quot;;&quot;&quot;;#REF!*50000/73.5)"/>
        <table:named-expression table:name="__shared_9_0_2" table:base-cell-address="$result.$A$1" table:expression="IF(#REF!=&quot;&quot;;&quot;&quot;;#REF!*50000/73.5)"/>
        <table:named-expression table:name="__shared_9_0_3" table:base-cell-address="$result.$A$1" table:expression="IF(#REF!=&quot;&quot;;&quot;&quot;;#REF!*50000/73.5)"/>
        <table:named-expression table:name="__shared_9_0_4" table:base-cell-address="$result.$A$1" table:expression="IF(#REF!=&quot;&quot;;&quot;&quot;;#REF!*50000/73.5)"/>
        <table:named-expression table:name="__shared_9_0_5" table:base-cell-address="$result.$A$1" table:expression="IF(#REF!=&quot;&quot;;&quot;&quot;;#REF!*50000/73.5)"/>
        <table:named-expression table:name="__shared_9_0_6" table:base-cell-address="$result.$A$1" table:expression="IF(#REF!=&quot;&quot;;&quot;&quot;;#REF!*50000/73.5)"/>
        <table:named-expression table:name="__shared_9_0_7" table:base-cell-address="$result.$A$1" table:expression="IF(#REF!=&quot;&quot;;&quot;&quot;;#REF!*50000/73.5)"/>
        <table:named-expression table:name="__shared_9_0_8" table:base-cell-address="$result.$A$1" table:expression="IF(#REF!=&quot;&quot;;&quot;&quot;;#REF!*50000/73.5)"/>
        <table:named-expression table:name="__shared_9_0_9" table:base-cell-address="$result.$A$1" table:expression="IF(#REF!=&quot;&quot;;&quot;&quot;;#REF!*50000/73.5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2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number:number-style style:name="N131">
      <number:number number:decimal-places="1" number:min-integer-digits="0"/>
    </number:number-style>
    <number:number-style style:name="N132">
      <number:number number:decimal-places="10" number:min-integer-digits="1"/>
    </number:number-style>
    <number:number-style style:name="N133">
      <number:number number:decimal-places="11" number:min-integer-digits="1"/>
    </number:number-style>
    <number:number-style style:name="N134">
      <number:number number:decimal-places="12" number:min-integer-digits="1"/>
    </number:number-style>
    <number:number-style style:name="N135">
      <number:number number:decimal-places="13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4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4" style:display-name="PageStyle_Tabell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5" style:display-name="PageStyle_Tabell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20_04" style:display-name="PageStyle_04 0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8_20_04" style:display-name="PageStyle_08 0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9_20_04" style:display-name="PageStyle_09 0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_20_04" style:display-name="PageStyle_10 0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1_20_04" style:display-name="PageStyle_11 0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2_20_04" style:display-name="PageStyle_12 0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U.J</meta:initial-creator>
    <dc:creator>Karl Bedrich</dc:creator>
    <meta:creation-date>2013-03-11T11:27:45</meta:creation-date>
    <dc:date>2013-04-24T17:03:48</dc:date>
    <meta:editing-duration>PT19M17S</meta:editing-duration>
    <meta:generator>LibreOffice/3.5$Linux_x86 LibreOffice_project/350m1$Build-2</meta:generator>
    <meta:editing-cycles>8</meta:editing-cycles>
    <meta:document-statistic meta:table-count="1" meta:cell-count="91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